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標準-title">
      <style:graphic-properties fo:min-height="2.629cm"/>
    </style:style>
    <style:style style:name="pr2" style:family="presentation" style:parent-style-name="標準-subtitle">
      <style:graphic-properties draw:fill-color="#ffffff" fo:min-height="9.134cm"/>
    </style:style>
    <style:style style:name="pr3" style:family="presentation" style:parent-style-name="標準-notes">
      <style:graphic-properties draw:fill-color="#ffffff" fo:min-height="13.364cm"/>
    </style:style>
    <style:style style:name="pr4" style:family="presentation" style:parent-style-name="標準-outline1">
      <style:graphic-properties fo:min-height="8.88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5.199cm" svg:height="2.629cm" svg:x="1.4cm" svg:y="0.628cm" presentation:class="title">
          <draw:text-box>
            <text:p>Git講習②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2019年08月27日（火）</text:p>
            <text:p>M17saitou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1" draw:layer="layout" svg:width="25.199cm" svg:height="2.629cm" svg:x="1.4cm" svg:y="0.628cm" presentation:class="title">
          <draw:text-box>
            <text:p>内容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前回の復習</text:p>
              </text:list-item>
              <text:list-item>
                <text:p>Gitのブランチとは</text:p>
              </text:list-item>
              <text:list-item>
                <text:p>Gitで管理してみよう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.4cm" fo:margin-bottom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.3cm" fo:margin-bottom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.2cm" fo:margin-bottom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.1cm" fo:margin-bottom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.1cm" fo:margin-bottom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.1cm" fo:margin-bottom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.1cm" fo:margin-bottom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.1cm" fo:margin-bottom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086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番号&gt;</text:page-number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presentation:style-name="標準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番号&gt;</text:page-number></text:p>
        </draw:text-box>
      </draw:frame>
      <presentation:notes style:page-layout-name="PM0"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7T04:27:43.240383005</meta:creation-date>
    <dc:date>2019-08-27T04:38:12.581332683</dc:date>
    <meta:editing-duration>PT10M30S</meta:editing-duration>
    <meta:editing-cycles>2</meta:editing-cycles>
    <meta:generator>LibreOffice/6.0.7.3$Linux_X86_64 LibreOffice_project/00m0$Build-3</meta:generator>
    <meta:document-statistic meta:object-count="29"/>
  </office:meta>
</office:document-meta>
</file>